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8pt" fo:font-style="italic" officeooo:rsid="000cabe9" officeooo:paragraph-rsid="007ef8bb" style:font-size-asian="8pt" style:font-style-asian="italic" style:font-size-complex="8pt"/>
    </style:style>
    <style:style style:name="P5" style:family="paragraph" style:parent-style-name="Standard">
      <style:text-properties fo:color="#bc7a00" style:font-name="0" fo:font-size="8pt" fo:font-style="italic" officeooo:rsid="000cabe9" officeooo:paragraph-rsid="007f6293" style:font-size-asian="8pt" style:font-style-asian="italic" style:font-size-complex="8pt"/>
    </style:style>
    <style:style style:name="P6" style:family="paragraph" style:parent-style-name="Standard">
      <style:text-properties style:font-name="0" fo:font-size="8pt" officeooo:paragraph-rsid="007ef8bb" style:font-size-asian="8pt" style:font-size-complex="8pt"/>
    </style:style>
    <style:style style:name="P7" style:family="paragraph" style:parent-style-name="Standard">
      <style:text-properties style:font-name="0" fo:font-size="8pt" officeooo:paragraph-rsid="007f6293" style:font-size-asian="8pt" style:font-size-complex="8pt"/>
    </style:style>
    <style:style style:name="P8" style:family="paragraph" style:parent-style-name="Standard">
      <style:text-properties fo:font-size="8pt" officeooo:paragraph-rsid="007ef8bb" style:font-size-asian="8pt" style:font-size-complex="8pt"/>
    </style:style>
    <style:style style:name="P9" style:family="paragraph" style:parent-style-name="Standard">
      <style:text-properties fo:font-size="8pt" officeooo:paragraph-rsid="007f6293" style:font-size-asian="8pt" style:font-size-complex="8pt"/>
    </style:style>
    <style:style style:name="P10" style:family="paragraph" style:parent-style-name="Contents_20_Heading">
      <style:paragraph-properties fo:text-align="center" style:justify-single-word="false"/>
      <style:text-properties fo:font-size="14pt" officeooo:paragraph-rsid="00773ea1" style:font-size-asian="14pt" style:font-size-complex="14pt"/>
    </style:style>
    <style:style style:name="P11" style:family="paragraph" style:parent-style-name="Text_20_body">
      <style:text-properties officeooo:rsid="007ab777" officeooo:paragraph-rsid="007ab777"/>
    </style:style>
    <style:style style:name="P12" style:family="paragraph" style:parent-style-name="Question">
      <style:text-properties officeooo:paragraph-rsid="007ab777"/>
    </style:style>
    <style:style style:name="P13" style:family="paragraph" style:parent-style-name="Question">
      <style:text-properties officeooo:paragraph-rsid="007f6293"/>
    </style:style>
    <style:style style:name="P14" style:family="paragraph" style:parent-style-name="Standard" style:master-page-name="Standard">
      <style:paragraph-properties style:page-number="auto"/>
      <style:text-properties fo:font-weight="bold" officeooo:rsid="0021545e" officeooo:paragraph-rsid="007ef8bb" style:font-weight-asian="bold" style:font-weight-complex="bold"/>
    </style:style>
    <style:style style:name="P15" style:family="paragraph" style:parent-style-name="Standard" style:master-page-name="Standard">
      <style:paragraph-properties style:page-number="auto"/>
      <style:text-properties fo:font-weight="bold" officeooo:rsid="0021545e" officeooo:paragraph-rsid="007f6293" style:font-weight-asian="bold" style:font-weight-complex="bold"/>
    </style:style>
    <style:style style:name="P16" style:family="paragraph" style:parent-style-name="Standard" style:master-page-name="Standard">
      <style:paragraph-properties style:page-number="auto"/>
      <style:text-properties fo:color="#bc7a00" style:font-name="0" fo:font-size="8pt" officeooo:paragraph-rsid="007ef8bb" style:font-size-asian="8pt" style:font-size-complex="8pt"/>
    </style:style>
    <style:style style:name="P17" style:family="paragraph" style:parent-style-name="Standard" style:master-page-name="Standard">
      <style:paragraph-properties style:page-number="auto"/>
      <style:text-properties fo:color="#bc7a00" style:font-name="0" fo:font-size="8pt" officeooo:paragraph-rsid="007f6293" style:font-size-asian="8pt" style:font-size-complex="8pt"/>
    </style:style>
    <style:style style:name="P18" style:family="paragraph" style:parent-style-name="Standard">
      <style:text-properties fo:color="#bc7a00" style:font-name="0" fo:font-size="8pt" officeooo:paragraph-rsid="007ef8bb" style:font-size-asian="8pt" style:font-size-complex="8pt"/>
    </style:style>
    <style:style style:name="P19" style:family="paragraph" style:parent-style-name="Standard">
      <style:text-properties fo:color="#bc7a00" style:font-name="0" fo:font-size="8pt" officeooo:paragraph-rsid="007f6293" style:font-size-asian="8pt" style:font-size-complex="8pt"/>
    </style:style>
    <style:style style:name="P20" style:family="paragraph" style:parent-style-name="Standard">
      <style:text-properties fo:color="#bc7a00" style:font-name="0" fo:font-size="8pt" fo:font-style="italic" officeooo:rsid="000cabe9" officeooo:paragraph-rsid="008229cb" style:font-size-asian="8pt" style:font-style-asian="italic" style:font-size-complex="8pt"/>
    </style:style>
    <style:style style:name="P21" style:family="paragraph" style:parent-style-name="Standard">
      <style:text-properties fo:color="#408080" style:font-name="0" fo:font-size="8pt" fo:font-style="italic" officeooo:paragraph-rsid="007ef8bb" style:font-size-asian="8pt" style:font-style-asian="italic" style:font-size-complex="8pt"/>
    </style:style>
    <style:style style:name="P22" style:family="paragraph" style:parent-style-name="Standard">
      <style:text-properties style:font-name="0" fo:font-size="8pt" officeooo:paragraph-rsid="007ef8bb" style:font-size-asian="8pt" style:font-size-complex="8pt"/>
    </style:style>
    <style:style style:name="P23" style:family="paragraph" style:parent-style-name="Standard">
      <style:text-properties style:font-name="0" fo:font-size="8pt" officeooo:paragraph-rsid="007f6293" style:font-size-asian="8pt" style:font-size-complex="8pt"/>
    </style:style>
    <style:style style:name="P24" style:family="paragraph" style:parent-style-name="Standard">
      <style:text-properties style:font-name="0" fo:font-size="8pt" officeooo:paragraph-rsid="008229cb" style:font-size-asian="8pt" style:font-size-complex="8pt"/>
    </style:style>
    <style:style style:name="P25" style:family="paragraph" style:parent-style-name="Standard">
      <style:text-properties fo:font-size="8pt" officeooo:paragraph-rsid="008229cb" style:font-size-asian="8pt" style:font-size-complex="8pt"/>
    </style:style>
    <style:style style:name="P26" style:family="paragraph" style:parent-style-name="Standard" style:master-page-name="Standard">
      <style:paragraph-properties style:page-number="auto"/>
      <style:text-properties fo:font-weight="bold" officeooo:rsid="0021545e" officeooo:paragraph-rsid="008229cb" style:font-weight-asian="bold" style:font-weight-complex="bold"/>
    </style:style>
    <style:style style:name="P27" style:family="paragraph" style:parent-style-name="Standard" style:master-page-name="Standard">
      <style:paragraph-properties style:page-number="auto"/>
      <style:text-properties fo:font-size="8pt" officeooo:paragraph-rsid="008229cb" style:font-size-asian="8pt" style:font-size-complex="8pt"/>
    </style:style>
    <style:style style:name="P28" style:family="paragraph" style:parent-style-name="Text_20_body">
      <style:text-properties officeooo:rsid="007ab777" officeooo:paragraph-rsid="008229cb"/>
    </style:style>
    <style:style style:name="P29" style:family="paragraph" style:parent-style-name="Heading_20_1">
      <style:text-properties officeooo:paragraph-rsid="007ab777"/>
    </style:style>
    <style:style style:name="P30" style:family="paragraph" style:parent-style-name="Heading_20_1">
      <style:text-properties officeooo:paragraph-rsid="007ef8bb"/>
    </style:style>
    <style:style style:name="P31" style:family="paragraph" style:parent-style-name="Heading_20_1">
      <style:text-properties officeooo:paragraph-rsid="007f6293"/>
    </style:style>
    <style:style style:name="P32" style:family="paragraph" style:parent-style-name="Addressee">
      <style:text-properties officeooo:rsid="0080931f" officeooo:paragraph-rsid="0080931f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30b032"/>
    </style:style>
    <style:style style:name="T2" style:family="text">
      <style:text-properties officeooo:rsid="0037305d"/>
    </style:style>
    <style:style style:name="T3" style:family="text">
      <style:text-properties officeooo:rsid="007ab777"/>
    </style:style>
    <style:style style:name="T4" style:family="text">
      <style:text-properties style:font-name="0"/>
    </style:style>
    <style:style style:name="T5" style:family="text">
      <style:text-properties fo:color="#408080" style:font-name="0" fo:font-style="italic" style:font-style-asian="italic"/>
    </style:style>
    <style:style style:name="T6" style:family="text">
      <style:text-properties fo:color="#408080" style:font-name="0" fo:font-style="italic" style:font-style-asian="italic"/>
    </style:style>
    <style:style style:name="T7" style:family="text">
      <style:text-properties fo:color="#008000" style:font-name="0" fo:font-weight="bold" style:font-weight-asian="bold"/>
    </style:style>
    <style:style style:name="T8" style:family="text">
      <style:text-properties fo:color="#008000" style:font-name="0" fo:font-weight="bold" style:font-weight-asian="bold"/>
    </style:style>
    <style:style style:name="T9" style:family="text">
      <style:text-properties fo:color="#008000" style:font-name="0"/>
    </style:style>
    <style:style style:name="T10" style:family="text">
      <style:text-properties fo:color="#666666" style:font-name="0"/>
    </style:style>
    <style:style style:name="T11" style:family="text">
      <style:text-properties fo:color="#666666" style:font-name="0"/>
    </style:style>
    <style:style style:name="T12" style:family="text">
      <style:text-properties fo:color="#0000ff" style:font-name="0"/>
    </style:style>
    <style:style style:name="T13" style:family="text">
      <style:text-properties fo:color="#0000ff" style:font-name="0" fo:font-weight="bold" style:font-weight-asian="bold"/>
    </style:style>
    <style:style style:name="T14" style:family="text">
      <style:text-properties fo:color="#0000ff" style:font-name="0"/>
    </style:style>
    <style:style style:name="T15" style:family="text">
      <style:text-properties fo:color="#b00040" style:font-name="0"/>
    </style:style>
    <style:style style:name="T16" style:family="text">
      <style:text-properties fo:color="#b00040" style:font-name="0"/>
    </style:style>
    <style:style style:name="T17" style:family="text">
      <style:text-properties fo:color="#ba2121" style:font-name="0"/>
    </style:style>
    <style:style style:name="T18" style:family="text">
      <style:text-properties fo:color="#bb6622" style:font-name="0" fo:font-weight="bold" style:font-weight-asian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10">Lista de exercícios <text:span text:style-name="T2">Módulo 11: Concorrência e multithreading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33"><text:a xlink:type="simple" xlink:href="#__RefHeading___Toc46_2173275431" text:style-name="Index_20_Link" text:visited-style-name="Index_20_Link">Questão 1<text:tab/>1</text:a></text:p>
          <text:p text:style-name="P33"><text:a xlink:type="simple" xlink:href="#__RefHeading___Toc48_2173275431" text:style-name="Index_20_Link" text:visited-style-name="Index_20_Link">Questão 2<text:tab/>2</text:a></text:p>
          <text:p text:style-name="P33"><text:a xlink:type="simple" xlink:href="#__RefHeading___Toc50_2173275431" text:style-name="Index_20_Link" text:visited-style-name="Index_20_Link">Questão 3<text:tab/>3</text:a></text:p>
          <text:p text:style-name="P33"><text:a xlink:type="simple" xlink:href="#__RefHeading___Toc52_2173275431" text:style-name="Index_20_Link" text:visited-style-name="Index_20_Link">Questão 4<text:tab/>4</text:a></text:p>
          <text:p text:style-name="P33"><text:a xlink:type="simple" xlink:href="#__RefHeading___Toc54_2173275431" text:style-name="Index_20_Link" text:visited-style-name="Index_20_Link">Questão 5<text:tab/>4</text:a></text:p>
        </text:index-body>
      </text:table-of-content>
      <text:h text:style-name="P29" text:outline-level="1"><text:bookmark-start text:name="__RefHeading___Toc46_2173275431"/>Questão 1<text:bookmark-end text:name="__RefHeading___Toc46_2173275431"/></text:h>
      <text:p text:style-name="Question">Implemente uma versão paralela do quicksort que ordena as subdivisões (dos dois lados do pivot) da <text:span text:style-name="T3">entrada via std::async(). Sua assinatura é std::list&lt;int&gt;par_quicksort(std::list&lt;int&gt;&amp; in).</text:span></text:p>
      <text:p text:style-name="Question">Lembre-se que você pode utilizar std::partition( ) para a partição do pivot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main.<text:span text:style-name="T1">cpp</text:span></text:p>
          </table:table-cell>
        </table:table-row>
        <table:table-row>
          <table:table-cell table:style-name="Table2.A2" office:value-type="string">
            <text:p text:style-name="P16">#include &lt;iostream&gt;</text:p>
            <text:p text:style-name="P18">#include &lt;vector&gt;</text:p>
            <text:p text:style-name="P6"/>
            <text:p text:style-name="P18">#include &lt;algorithm&gt;</text:p>
            <text:p text:style-name="P18">#include &lt;future&gt;</text:p>
            <text:p text:style-name="P6"/>
            <text:p text:style-name="P21">// https://stackoverflow.com/a/28682886/702828</text:p>
            <text:p text:style-name="P8"><text:span text:style-name="T7">template</text:span><text:span text:style-name="T4"> </text:span><text:span text:style-name="T10">&lt;</text:span><text:span text:style-name="T7">class</text:span><text:span text:style-name="T4"> </text:span><text:span text:style-name="T13">RandomIt</text:span><text:span text:style-name="T10">&gt;</text:span></text:p>
            <text:p text:style-name="P8"><text:span text:style-name="T15">void</text:span><text:span text:style-name="T4"> quicksort(RandomIt b, RandomIt e) {</text:span></text:p>
            <text:p text:style-name="P8"><text:span text:style-name="T4"><text:tab/></text:span><text:span text:style-name="T15">size_t</text:span><text:span text:style-name="T4"> d </text:span><text:span text:style-name="T10">=</text:span><text:span text:style-name="T4"> std</text:span><text:span text:style-name="T10">::</text:span><text:span text:style-name="T4">distance(b, e);</text:span></text:p>
            <text:p text:style-name="P6"/>
            <text:p text:style-name="P8"><text:span text:style-name="T4"><text:s text:c="4"/></text:span><text:span text:style-name="T7">if</text:span><text:span text:style-name="T4"> (d </text:span><text:span text:style-name="T10">&gt;</text:span><text:span text:style-name="T4"> </text:span><text:span text:style-name="T10">2</text:span><text:span text:style-name="T4">) {</text:span></text:p>
            <text:p text:style-name="P8"><text:span text:style-name="T4"><text:s text:c="4"/><text:tab/></text:span><text:span text:style-name="T7">auto</text:span><text:span text:style-name="T4"> mid_value </text:span><text:span text:style-name="T10">=</text:span><text:span text:style-name="T4"> </text:span><text:span text:style-name="T10">*</text:span><text:span text:style-name="T4">(b </text:span><text:span text:style-name="T10">+</text:span><text:span text:style-name="T4"> d</text:span><text:span text:style-name="T10">/2</text:span><text:span text:style-name="T4">);</text:span></text:p>
            <text:p text:style-name="P6"/>
            <text:p text:style-name="P8"><text:span text:style-name="T4"><text:s text:c="4"/><text:tab/>RandomIt pivot </text:span><text:span text:style-name="T10">=</text:span><text:span text:style-name="T4"> b </text:span><text:span text:style-name="T10">+</text:span><text:span text:style-name="T4"> (d)</text:span><text:span text:style-name="T10">/2</text:span><text:span text:style-name="T4">;</text:span></text:p>
            <text:p text:style-name="P6"/>
            <text:p text:style-name="P8"><text:span text:style-name="T4"><text:tab/> <text:s text:c="3"/>std</text:span><text:span text:style-name="T10">::</text:span><text:span text:style-name="T4">iter_swap(pivot, e</text:span><text:span text:style-name="T10">-1</text:span><text:span text:style-name="T4">); </text:span><text:span text:style-name="T5">// save pivot.</text:span></text:p>
            <text:p text:style-name="P8"><text:span text:style-name="T4"><text:tab/> <text:s text:c="3"/>pivot </text:span><text:span text:style-name="T10">=</text:span><text:span text:style-name="T4"> std</text:span><text:span text:style-name="T10">::</text:span><text:span text:style-name="T4">partition(b, e</text:span><text:span text:style-name="T10">-1</text:span><text:span text:style-name="T4">, <text:s/>[e] (</text:span><text:span text:style-name="T7">const</text:span><text:span text:style-name="T4"> </text:span><text:span text:style-name="T7">typename</text:span><text:span text:style-name="T4"> RandomIt</text:span><text:span text:style-name="T10">::</text:span><text:span text:style-name="T4">value_type</text:span><text:span text:style-name="T10">&amp;</text:span><text:span text:style-name="T4"> x) { </text:span><text:span text:style-name="T7">return</text:span><text:span text:style-name="T4"> x </text:span><text:span text:style-name="T10">&lt;</text:span><text:span text:style-name="T4"> </text:span><text:span text:style-name="T10">*</text:span><text:span text:style-name="T4">(e</text:span><text:span text:style-name="T10">-1</text:span><text:span text:style-name="T4">); });</text:span></text:p>
            <text:p text:style-name="P8"><text:span text:style-name="T4"><text:tab/> <text:s text:c="3"/>std</text:span><text:span text:style-name="T10">::</text:span><text:span text:style-name="T4">iter_swap(pivot, e</text:span><text:span text:style-name="T10">-1</text:span><text:span text:style-name="T4">); </text:span><text:span text:style-name="T5">// restore pivot.</text:span></text:p>
            <text:p text:style-name="P6"/>
            <text:p text:style-name="P6"><text:s text:c="8"/>quicksort(b, pivot);</text:p>
            <text:p text:style-name="P8"><text:span text:style-name="T4"><text:s text:c="8"/>quicksort(pivot</text:span><text:span text:style-name="T10">+1</text:span><text:span text:style-name="T4">, e);</text:span></text:p>
            <text:p text:style-name="P6"><text:s text:c="4"/>}</text:p>
            <text:p text:style-name="P6">}</text:p>
            <text:p text:style-name="P6"/>
            <text:p text:style-name="P8"><text:span text:style-name="T7">template</text:span><text:span text:style-name="T4"> </text:span><text:span text:style-name="T10">&lt;</text:span><text:span text:style-name="T7">class</text:span><text:span text:style-name="T4"> </text:span><text:span text:style-name="T13">RandomIt</text:span><text:span text:style-name="T10">&gt;</text:span></text:p>
            <text:p text:style-name="P8"><text:span text:style-name="T15">void</text:span><text:span text:style-name="T4"> par_quicksort(RandomIt b, RandomIt e) {</text:span></text:p>
            <text:p text:style-name="P8"><text:span text:style-name="T4"><text:tab/></text:span><text:span text:style-name="T15">size_t</text:span><text:span text:style-name="T4"> d </text:span><text:span text:style-name="T10">=</text:span><text:span text:style-name="T4"> std</text:span><text:span text:style-name="T10">::</text:span><text:span text:style-name="T4">distance(b, e);</text:span></text:p>
            <text:p text:style-name="P6"/>
            <text:p text:style-name="P8"><text:span text:style-name="T4"><text:s text:c="4"/></text:span><text:span text:style-name="T7">if</text:span><text:span text:style-name="T4"> (d </text:span><text:span text:style-name="T10">&gt;</text:span><text:span text:style-name="T4"> </text:span><text:span text:style-name="T10">2</text:span><text:span text:style-name="T4">) {</text:span></text:p>
            <text:p text:style-name="P8"><text:span text:style-name="T4"><text:s text:c="4"/><text:tab/></text:span><text:span text:style-name="T7">auto</text:span><text:span text:style-name="T4"> mid_value </text:span><text:span text:style-name="T10">=</text:span><text:span text:style-name="T4"> </text:span><text:span text:style-name="T10">*</text:span><text:span text:style-name="T4">(b </text:span><text:span text:style-name="T10">+</text:span><text:span text:style-name="T4"> d</text:span><text:span text:style-name="T10">/2</text:span><text:span text:style-name="T4">);</text:span></text:p>
            <text:p text:style-name="P6"/>
            <text:p text:style-name="P8"><text:span text:style-name="T4"><text:s text:c="4"/><text:tab/>RandomIt pivot </text:span><text:span text:style-name="T10">=</text:span><text:span text:style-name="T4"> b </text:span><text:span text:style-name="T10">+</text:span><text:span text:style-name="T4"> (d)</text:span><text:span text:style-name="T10">/2</text:span><text:span text:style-name="T4">;</text:span></text:p>
            <text:p text:style-name="P6"/>
            <text:p text:style-name="P8"><text:span text:style-name="T4"><text:tab/> <text:s text:c="3"/>std</text:span><text:span text:style-name="T10">::</text:span><text:span text:style-name="T4">iter_swap(pivot, e</text:span><text:span text:style-name="T10">-1</text:span><text:span text:style-name="T4">); </text:span><text:span text:style-name="T5">// save pivot.</text:span></text:p>
            <text:p text:style-name="P8"><text:span text:style-name="T4"><text:tab/> <text:s text:c="3"/>pivot </text:span><text:span text:style-name="T10">=</text:span><text:span text:style-name="T4"> std</text:span><text:span text:style-name="T10">::</text:span><text:span text:style-name="T4">partition(b, e</text:span><text:span text:style-name="T10">-1</text:span><text:span text:style-name="T4">, <text:s/>[e] (</text:span><text:span text:style-name="T7">const</text:span><text:span text:style-name="T4"> </text:span><text:span text:style-name="T7">typename</text:span><text:span text:style-name="T4"> RandomIt</text:span><text:span text:style-name="T10">::</text:span><text:span text:style-name="T4">value_type</text:span><text:span text:style-name="T10">&amp;</text:span><text:span text:style-name="T4"> x) { </text:span><text:span text:style-name="T7">return</text:span><text:span text:style-name="T4"> x </text:span><text:span text:style-name="T10">&lt;</text:span><text:span text:style-name="T4"> </text:span><text:span text:style-name="T10">*</text:span><text:span text:style-name="T4">(e</text:span><text:span text:style-name="T10">-1</text:span><text:span text:style-name="T4">); });</text:span></text:p>
            <text:p text:style-name="P8"><text:span text:style-name="T4"><text:tab/> <text:s text:c="3"/>std</text:span><text:span text:style-name="T10">::</text:span><text:span text:style-name="T4">iter_swap(pivot, e</text:span><text:span text:style-name="T10">-1</text:span><text:span text:style-name="T4">); </text:span><text:span text:style-name="T5">// restore pivot.</text:span></text:p>
            <text:p text:style-name="P6"/>
            <text:p text:style-name="P8"><text:soft-page-break/><text:span text:style-name="T4"><text:s text:c="8"/></text:span><text:span text:style-name="T7">auto</text:span><text:span text:style-name="T4"> t1 </text:span><text:span text:style-name="T10">=</text:span><text:span text:style-name="T4"> std</text:span><text:span text:style-name="T10">::</text:span><text:span text:style-name="T4">async([b, pivot] () { par_quicksort(b, pivot); } );</text:span></text:p>
            <text:p text:style-name="P8"><text:span text:style-name="T4"><text:s text:c="8"/></text:span><text:span text:style-name="T7">auto</text:span><text:span text:style-name="T4"> t2 </text:span><text:span text:style-name="T10">=</text:span><text:span text:style-name="T4"> std</text:span><text:span text:style-name="T10">::</text:span><text:span text:style-name="T4">async([e, pivot] () { par_quicksort(pivot</text:span><text:span text:style-name="T10">+1</text:span><text:span text:style-name="T4">, e); } );</text:span></text:p>
            <text:p text:style-name="P6"/>
            <text:p text:style-name="P6"><text:s text:c="8"/>t1.get();</text:p>
            <text:p text:style-name="P6"><text:s text:c="8"/>t2.get();</text:p>
            <text:p text:style-name="P6"><text:s text:c="4"/>}</text:p>
            <text:p text:style-name="P6">}</text:p>
            <text:p text:style-name="P6"/>
            <text:p text:style-name="P8"><text:span text:style-name="T7">template</text:span><text:span text:style-name="T10">&lt;</text:span><text:span text:style-name="T4"> </text:span><text:span text:style-name="T7">class</text:span><text:span text:style-name="T4"> </text:span><text:span text:style-name="T13">ForwardIteratorType</text:span><text:span text:style-name="T4"> </text:span><text:span text:style-name="T10">&gt;</text:span></text:p>
            <text:p text:style-name="P8"><text:span text:style-name="T15">void</text:span><text:span text:style-name="T4"> print_it( ForwardIteratorType begin, ForwardIteratorType end ){</text:span></text:p>
            <text:p text:style-name="P8"><text:span text:style-name="T4"><text:s text:c="4"/></text:span><text:span text:style-name="T7">while</text:span><text:span text:style-name="T4">(begin </text:span><text:span text:style-name="T10">!=</text:span><text:span text:style-name="T4"> end)</text:span></text:p>
            <text:p text:style-name="P6"><text:s text:c="4"/>{</text:p>
            <text:p text:style-name="P8"><text:span text:style-name="T4"><text:s text:c="4"/><text:tab/>std</text:span><text:span text:style-name="T10">::</text:span><text:span text:style-name="T4">cout </text:span><text:span text:style-name="T10">&lt;&lt;</text:span><text:span text:style-name="T4"> </text:span><text:span text:style-name="T10">*</text:span><text:span text:style-name="T4">(begin) </text:span><text:span text:style-name="T10">&lt;&lt;</text:span><text:span text:style-name="T4"> </text:span><text:span text:style-name="T17">"</text:span><text:span text:style-name="T18">\t</text:span><text:span text:style-name="T17">"</text:span><text:span text:style-name="T4">;</text:span></text:p>
            <text:p text:style-name="P8"><text:span text:style-name="T4"><text:s text:c="8"/></text:span><text:span text:style-name="T10">++</text:span><text:span text:style-name="T4">begin;</text:span></text:p>
            <text:p text:style-name="P6"><text:s text:c="4"/>}</text:p>
            <text:p text:style-name="P6">}</text:p>
            <text:p text:style-name="P6"/>
            <text:p text:style-name="P8"><text:span text:style-name="T15">int</text:span><text:span text:style-name="T4"> main()</text:span></text:p>
            <text:p text:style-name="P6">{</text:p>
            <text:p text:style-name="P8"><text:span text:style-name="T4"><text:s text:c="4"/>std</text:span><text:span text:style-name="T10">::</text:span><text:span text:style-name="T4">vector</text:span><text:span text:style-name="T10">&lt;</text:span><text:span text:style-name="T15">int</text:span><text:span text:style-name="T10">&gt;</text:span><text:span text:style-name="T4"> vData </text:span><text:span text:style-name="T10">=</text:span><text:span text:style-name="T4"> { </text:span><text:span text:style-name="T10">5</text:span><text:span text:style-name="T4">, </text:span><text:span text:style-name="T10">7</text:span><text:span text:style-name="T4">, </text:span><text:span text:style-name="T10">8</text:span><text:span text:style-name="T4">, </text:span><text:span text:style-name="T10">9</text:span><text:span text:style-name="T4">, </text:span><text:span text:style-name="T10">1</text:span><text:span text:style-name="T4">, </text:span><text:span text:style-name="T10">2</text:span><text:span text:style-name="T4"> };</text:span></text:p>
            <text:p text:style-name="P6"/>
            <text:p text:style-name="P6"><text:s text:c="4"/>par_quicksort(vData.begin(), vData.end());</text:p>
            <text:p text:style-name="P8"><text:span text:style-name="T4"><text:s text:c="4"/>std</text:span><text:span text:style-name="T10">::</text:span><text:span text:style-name="T4">cout </text:span><text:span text:style-name="T10">&lt;&lt;</text:span><text:span text:style-name="T4"> </text:span><text:span text:style-name="T17">"Sorted vector: </text:span><text:span text:style-name="T18">\t</text:span><text:span text:style-name="T17">"</text:span><text:span text:style-name="T4">; print_it(vData.begin(), vData.end()); std</text:span><text:span text:style-name="T10">::</text:span><text:span text:style-name="T4">cout </text:span><text:span text:style-name="T10">&lt;&lt;</text:span><text:span text:style-name="T4"> std</text:span><text:span text:style-name="T10">::</text:span><text:span text:style-name="T4">endl;</text:span></text:p>
            <text:p text:style-name="P6"/>
            <text:p text:style-name="P8"><text:span text:style-name="T4"><text:s text:c="4"/></text:span><text:span text:style-name="T7">return</text:span><text:span text:style-name="T4"> </text:span><text:span text:style-name="T10">0</text:span><text:span text:style-name="T4">;</text:span></text:p>
            <text:p text:style-name="P4">}</text:p>
          </table:table-cell>
        </table:table-row>
      </table:table>
      <text:h text:style-name="P30" text:outline-level="1"><text:bookmark-start text:name="__RefHeading___Toc48_2173275431"/>Questão <text:span text:style-name="T3">2</text:span><text:bookmark-end text:name="__RefHeading___Toc48_2173275431"/></text:h>
      <text:p text:style-name="Question">Implemente um processador de mensagens simples.</text:p>
      <text:p text:style-name="Question">a) A função main() cria uma std::thread que invoca a post( ).</text:p>
      <text:p text:style-name="Question">b) post( ) cria várias "mensagens", em um loop infinito que dorme por 1 segundo a cada iteração, e as posta em um std::deque&lt;std::packaged_task&lt;void(int )&gt;&gt;.</text:p>
      <text:p text:style-name="Question">c) Cada task é uma função que retorna void e recebe um id. Essa função deve dormir por valor aleatório (use rand( )) entre 1 e 10 segundos, e, em seguida, imprimir 0 id na tela.</text:p>
      <text:p text:style-name="Question">d) Apos ter criado a thread post( ), main( ) cria agora uma std::thread que invoca process( ).</text:p>
      <text:p text:style-name="Question">e) process( ) realiza um loop, enquanto houver mensagens, retirando-as da fila e invocando-as.</text:p>
      <text:p text:style-name="Question">Nota 1: Proteja a std::queue com um std::mutex e utilize std::lock_guards internamente em post() e process( ).</text:p>
      <text:p text:style-name="P13">Nota 2: 0s temporizadores utilizados nesse exercício tem objetivo de simular o ambiente concorrent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main.<text:span text:style-name="T1">cpp</text:span></text:p>
          </table:table-cell>
        </table:table-row>
        <table:table-row>
          <table:table-cell table:style-name="Table3.A2" office:value-type="string">
            <text:p text:style-name="P17">#include &lt;iostream&gt;</text:p>
            <text:p text:style-name="P19">#include &lt;vector&gt;</text:p>
            <text:p text:style-name="P19">#include &lt;deque&gt;</text:p>
            <text:p text:style-name="P7"/>
            <text:p text:style-name="P19">#include &lt;algorithm&gt;</text:p>
            <text:p text:style-name="P19">#include &lt;future&gt;</text:p>
            <text:p text:style-name="P19">#include &lt;thread&gt;</text:p>
            <text:p text:style-name="P19">#include &lt;chrono&gt;</text:p>
            <text:p text:style-name="P19">#include &lt;random&gt;</text:p>
            <text:p text:style-name="P19">#include &lt;mutex&gt;</text:p>
            <text:p text:style-name="P7"/>
            <text:p text:style-name="P19">#include &lt;signal.h&gt; </text:p>
            <text:p text:style-name="P7"/>
            <text:p text:style-name="P9"><text:span text:style-name="T7">volatile</text:span><text:span text:style-name="T4"> </text:span><text:span text:style-name="T15">sig_atomic_t</text:span><text:span text:style-name="T4"> continue_flag </text:span><text:span text:style-name="T10">=</text:span><text:span text:style-name="T4"> </text:span><text:span text:style-name="T10">1</text:span><text:span text:style-name="T4">;</text:span></text:p>
            <text:p text:style-name="P9"><text:span text:style-name="T15">void</text:span><text:span text:style-name="T4"> </text:span><text:span text:style-name="T12">termination_handler</text:span><text:span text:style-name="T4">(</text:span><text:span text:style-name="T15">int</text:span><text:span text:style-name="T4"> sig){ </text:span><text:span text:style-name="T5">// can be called asynchronously</text:span></text:p>
            <text:p text:style-name="P9"><text:span text:style-name="T4"><text:s text:c="4"/>continue_flag </text:span><text:span text:style-name="T10">=</text:span><text:span text:style-name="T4"> </text:span><text:span text:style-name="T10">0</text:span><text:span text:style-name="T4">; </text:span><text:span text:style-name="T5">// set flag</text:span></text:p>
            <text:p text:style-name="P9"><text:span text:style-name="T4"><text:s text:c="4"/>std</text:span><text:span text:style-name="T10">::</text:span><text:span text:style-name="T4">cout </text:span><text:span text:style-name="T10">&lt;&lt;</text:span><text:span text:style-name="T4"> </text:span><text:span text:style-name="T17">"Termination requested."</text:span><text:span text:style-name="T4"> </text:span><text:span text:style-name="T10">&lt;&lt;</text:span><text:span text:style-name="T4"> std</text:span><text:span text:style-name="T10">::</text:span><text:span text:style-name="T4">endl;</text:span></text:p>
            <text:p text:style-name="P7">}</text:p>
            <text:p text:style-name="P7"/>
            <text:p text:style-name="P9"><text:span text:style-name="T4">std</text:span><text:span text:style-name="T10">::</text:span><text:span text:style-name="T4">deque</text:span><text:span text:style-name="T10">&lt;</text:span><text:span text:style-name="T4">std</text:span><text:span text:style-name="T10">::</text:span><text:span text:style-name="T4">packaged_task</text:span><text:span text:style-name="T10">&lt;</text:span><text:span text:style-name="T15">void</text:span><text:span text:style-name="T4">()</text:span><text:span text:style-name="T10">&gt;&gt;</text:span><text:span text:style-name="T4"> message_queue;</text:span></text:p>
            <text:p text:style-name="P9"><text:span text:style-name="T4">std</text:span><text:span text:style-name="T10">::</text:span><text:span text:style-name="T4">mutex m;</text:span></text:p>
            <text:p text:style-name="P7"><text:soft-page-break/></text:p>
            <text:p text:style-name="P9"><text:span text:style-name="T15">float</text:span><text:span text:style-name="T4"> </text:span><text:span text:style-name="T12">randf</text:span><text:span text:style-name="T4">(</text:span><text:span text:style-name="T15">float</text:span><text:span text:style-name="T4"> a, </text:span><text:span text:style-name="T15">float</text:span><text:span text:style-name="T4"> b) {</text:span></text:p>
            <text:p text:style-name="P9"><text:span text:style-name="T4"><text:s text:c="4"/></text:span><text:span text:style-name="T15">float</text:span><text:span text:style-name="T4"> random </text:span><text:span text:style-name="T10">=</text:span><text:span text:style-name="T4"> ((</text:span><text:span text:style-name="T15">float</text:span><text:span text:style-name="T4">) rand()) </text:span><text:span text:style-name="T10">/</text:span><text:span text:style-name="T4"> (</text:span><text:span text:style-name="T15">float</text:span><text:span text:style-name="T4">) RAND_MAX;</text:span></text:p>
            <text:p text:style-name="P9"><text:span text:style-name="T4"><text:s text:c="4"/></text:span><text:span text:style-name="T15">float</text:span><text:span text:style-name="T4"> diff </text:span><text:span text:style-name="T10">=</text:span><text:span text:style-name="T4"> b </text:span><text:span text:style-name="T10">-</text:span><text:span text:style-name="T4"> a;</text:span></text:p>
            <text:p text:style-name="P9"><text:span text:style-name="T4"><text:s text:c="4"/></text:span><text:span text:style-name="T15">float</text:span><text:span text:style-name="T4"> r </text:span><text:span text:style-name="T10">=</text:span><text:span text:style-name="T4"> random </text:span><text:span text:style-name="T10">*</text:span><text:span text:style-name="T4"> diff;</text:span></text:p>
            <text:p text:style-name="P9"><text:span text:style-name="T4"><text:s text:c="4"/></text:span><text:span text:style-name="T7">return</text:span><text:span text:style-name="T4"> a </text:span><text:span text:style-name="T10">+</text:span><text:span text:style-name="T4"> r;</text:span></text:p>
            <text:p text:style-name="P7">}</text:p>
            <text:p text:style-name="P7"/>
            <text:p text:style-name="P9"><text:span text:style-name="T15">void</text:span><text:span text:style-name="T4"> </text:span><text:span text:style-name="T12">post</text:span><text:span text:style-name="T4">(){</text:span></text:p>
            <text:p text:style-name="P9"><text:span text:style-name="T4"><text:s text:c="4"/></text:span><text:span text:style-name="T15">int</text:span><text:span text:style-name="T4"> i </text:span><text:span text:style-name="T10">=</text:span><text:span text:style-name="T4"> </text:span><text:span text:style-name="T10">0</text:span><text:span text:style-name="T4">;</text:span></text:p>
            <text:p text:style-name="P9"><text:span text:style-name="T4"><text:s text:c="4"/></text:span><text:span text:style-name="T7">while</text:span><text:span text:style-name="T4">(continue_flag){</text:span></text:p>
            <text:p text:style-name="P9"><text:span text:style-name="T4"><text:s text:c="8"/>std</text:span><text:span text:style-name="T10">::</text:span><text:span text:style-name="T4">packaged_task</text:span><text:span text:style-name="T10">&lt;</text:span><text:span text:style-name="T15">void</text:span><text:span text:style-name="T4">()</text:span><text:span text:style-name="T10">&gt;</text:span><text:span text:style-name="T4"> task( [i] () { </text:span></text:p>
            <text:p text:style-name="P9"><text:span text:style-name="T4"><text:s text:c="12"/></text:span><text:span text:style-name="T7">auto</text:span><text:span text:style-name="T4"> duration </text:span><text:span text:style-name="T10">=</text:span><text:span text:style-name="T4"> std</text:span><text:span text:style-name="T10">::</text:span><text:span text:style-name="T4">chrono</text:span><text:span text:style-name="T10">::</text:span><text:span text:style-name="T4">duration</text:span><text:span text:style-name="T10">&lt;</text:span><text:span text:style-name="T15">double</text:span><text:span text:style-name="T10">&gt;</text:span><text:span text:style-name="T4">(randf(</text:span><text:span text:style-name="T10">0.5</text:span><text:span text:style-name="T4">, </text:span><text:span text:style-name="T10">5.0</text:span><text:span text:style-name="T4">));</text:span></text:p>
            <text:p text:style-name="P9"><text:span text:style-name="T4"><text:s text:c="12"/>std</text:span><text:span text:style-name="T10">::</text:span><text:span text:style-name="T4">cout </text:span><text:span text:style-name="T10">&lt;&lt;</text:span><text:span text:style-name="T4"> </text:span><text:span text:style-name="T17">"Id "</text:span><text:span text:style-name="T4"> </text:span><text:span text:style-name="T10">&lt;&lt;</text:span><text:span text:style-name="T4"> i </text:span><text:span text:style-name="T10">&lt;&lt;</text:span><text:span text:style-name="T4"> </text:span><text:span text:style-name="T17">": sleeping for "</text:span><text:span text:style-name="T4"> </text:span><text:span text:style-name="T10">&lt;&lt;</text:span><text:span text:style-name="T4"> duration.count() </text:span><text:span text:style-name="T10">&lt;&lt;</text:span><text:span text:style-name="T4"> std</text:span><text:span text:style-name="T10">::</text:span><text:span text:style-name="T4">endl;</text:span></text:p>
            <text:p text:style-name="P9"><text:span text:style-name="T4"><text:s text:c="12"/>std</text:span><text:span text:style-name="T10">::</text:span><text:span text:style-name="T4">this_thread</text:span><text:span text:style-name="T10">::</text:span><text:span text:style-name="T4">sleep_for(duration);</text:span></text:p>
            <text:p text:style-name="P9"><text:span text:style-name="T4"><text:s text:c="12"/>std</text:span><text:span text:style-name="T10">::</text:span><text:span text:style-name="T4">cout </text:span><text:span text:style-name="T10">&lt;&lt;</text:span><text:span text:style-name="T4"> </text:span><text:span text:style-name="T17">"Id: "</text:span><text:span text:style-name="T4"> </text:span><text:span text:style-name="T10">&lt;&lt;</text:span><text:span text:style-name="T4"> i </text:span><text:span text:style-name="T10">&lt;&lt;</text:span><text:span text:style-name="T4"> std</text:span><text:span text:style-name="T10">::</text:span><text:span text:style-name="T4">endl;</text:span></text:p>
            <text:p text:style-name="P7"><text:s text:c="8"/>});</text:p>
            <text:p text:style-name="P7"/>
            <text:p text:style-name="P7"><text:s text:c="8"/>{</text:p>
            <text:p text:style-name="P9"><text:span text:style-name="T4"><text:s text:c="12"/>std</text:span><text:span text:style-name="T10">::</text:span><text:span text:style-name="T4">lock_guard</text:span><text:span text:style-name="T10">&lt;</text:span><text:span text:style-name="T4">std</text:span><text:span text:style-name="T10">::</text:span><text:span text:style-name="T4">mutex</text:span><text:span text:style-name="T10">&gt;</text:span><text:span text:style-name="T4"> lock(m);</text:span></text:p>
            <text:p text:style-name="P9"><text:span text:style-name="T4"><text:s text:c="12"/>std</text:span><text:span text:style-name="T10">::</text:span><text:span text:style-name="T4">cout </text:span><text:span text:style-name="T10">&lt;&lt;</text:span><text:span text:style-name="T4"> </text:span><text:span text:style-name="T17">"Adding message..."</text:span><text:span text:style-name="T4"> </text:span><text:span text:style-name="T10">&lt;&lt;</text:span><text:span text:style-name="T4"> std</text:span><text:span text:style-name="T10">::</text:span><text:span text:style-name="T4">endl;</text:span></text:p>
            <text:p text:style-name="P9"><text:span text:style-name="T4"><text:s text:c="12"/>message_queue.push_back(std</text:span><text:span text:style-name="T10">::</text:span><text:span text:style-name="T4">move(task));</text:span></text:p>
            <text:p text:style-name="P7"><text:s text:c="8"/>}</text:p>
            <text:p text:style-name="P7"/>
            <text:p text:style-name="P9"><text:span text:style-name="T4"><text:s text:c="8"/>i</text:span><text:span text:style-name="T10">++</text:span><text:span text:style-name="T4">;</text:span></text:p>
            <text:p text:style-name="P7"/>
            <text:p text:style-name="P9"><text:span text:style-name="T4"><text:s text:c="8"/>std</text:span><text:span text:style-name="T10">::</text:span><text:span text:style-name="T4">cout </text:span><text:span text:style-name="T10">&lt;&lt;</text:span><text:span text:style-name="T4"> </text:span><text:span text:style-name="T17">"Post sleeping..."</text:span><text:span text:style-name="T4"> </text:span><text:span text:style-name="T10">&lt;&lt;</text:span><text:span text:style-name="T4"> std</text:span><text:span text:style-name="T10">::</text:span><text:span text:style-name="T4">endl;</text:span></text:p>
            <text:p text:style-name="P9"><text:span text:style-name="T4"><text:s text:c="8"/>std</text:span><text:span text:style-name="T10">::</text:span><text:span text:style-name="T4">this_thread</text:span><text:span text:style-name="T10">::</text:span><text:span text:style-name="T4">sleep_for(std</text:span><text:span text:style-name="T10">::</text:span><text:span text:style-name="T4">chrono</text:span><text:span text:style-name="T10">::</text:span><text:span text:style-name="T4">seconds(</text:span><text:span text:style-name="T10">1</text:span><text:span text:style-name="T4">));</text:span></text:p>
            <text:p text:style-name="P9"><text:span text:style-name="T4"><text:s text:c="8"/>std</text:span><text:span text:style-name="T10">::</text:span><text:span text:style-name="T4">cout </text:span><text:span text:style-name="T10">&lt;&lt;</text:span><text:span text:style-name="T4"> </text:span><text:span text:style-name="T17">"Post woke!"</text:span><text:span text:style-name="T4"> </text:span><text:span text:style-name="T10">&lt;&lt;</text:span><text:span text:style-name="T4"> std</text:span><text:span text:style-name="T10">::</text:span><text:span text:style-name="T4">endl;</text:span></text:p>
            <text:p text:style-name="P7"><text:s text:c="4"/>}</text:p>
            <text:p text:style-name="P7">}</text:p>
            <text:p text:style-name="P7"/>
            <text:p text:style-name="P9"><text:span text:style-name="T15">void</text:span><text:span text:style-name="T4"> </text:span><text:span text:style-name="T12">proccess</text:span><text:span text:style-name="T4">(){</text:span></text:p>
            <text:p text:style-name="P9"><text:span text:style-name="T4"><text:s text:c="4"/></text:span><text:span text:style-name="T15">int</text:span><text:span text:style-name="T4"> i </text:span><text:span text:style-name="T10">=</text:span><text:span text:style-name="T4"> </text:span><text:span text:style-name="T10">0</text:span><text:span text:style-name="T4">;</text:span></text:p>
            <text:p text:style-name="P9"><text:span text:style-name="T4"><text:s text:c="4"/></text:span><text:span text:style-name="T7">while</text:span><text:span text:style-name="T4">(continue_flag){</text:span></text:p>
            <text:p text:style-name="P7"><text:s text:c="8"/>{</text:p>
            <text:p text:style-name="P9"><text:span text:style-name="T4"><text:s text:c="12"/>std</text:span><text:span text:style-name="T10">::</text:span><text:span text:style-name="T4">lock_guard</text:span><text:span text:style-name="T10">&lt;</text:span><text:span text:style-name="T4">std</text:span><text:span text:style-name="T10">::</text:span><text:span text:style-name="T4">mutex</text:span><text:span text:style-name="T10">&gt;</text:span><text:span text:style-name="T4"> lock(m);</text:span></text:p>
            <text:p text:style-name="P9"><text:span text:style-name="T4"><text:s text:c="12"/></text:span><text:span text:style-name="T7">if</text:span><text:span text:style-name="T4">(</text:span><text:span text:style-name="T10">!</text:span><text:span text:style-name="T4">message_queue.empty()){</text:span></text:p>
            <text:p text:style-name="P9"><text:span text:style-name="T4"><text:s text:c="16"/>std</text:span><text:span text:style-name="T10">::</text:span><text:span text:style-name="T4">cout </text:span><text:span text:style-name="T10">&lt;&lt;</text:span><text:span text:style-name="T4"> </text:span><text:span text:style-name="T17">"Processing message..."</text:span><text:span text:style-name="T4"> </text:span><text:span text:style-name="T10">&lt;&lt;</text:span><text:span text:style-name="T4"> std</text:span><text:span text:style-name="T10">::</text:span><text:span text:style-name="T4">endl;</text:span></text:p>
            <text:p text:style-name="P9"><text:span text:style-name="T4"><text:s text:c="16"/></text:span><text:span text:style-name="T7">auto</text:span><text:span text:style-name="T10">&amp;</text:span><text:span text:style-name="T4"> task </text:span><text:span text:style-name="T10">=</text:span><text:span text:style-name="T4"> message_queue.front();</text:span></text:p>
            <text:p text:style-name="P9"><text:span text:style-name="T4"><text:s text:c="16"/></text:span><text:span text:style-name="T7">auto</text:span><text:span text:style-name="T4"> future </text:span><text:span text:style-name="T10">=</text:span><text:span text:style-name="T4"> task.get_future();</text:span></text:p>
            <text:p text:style-name="P9"><text:span text:style-name="T4"><text:s text:c="16"/>task(); </text:span><text:span text:style-name="T5">// This blocks!!!</text:span></text:p>
            <text:p text:style-name="P9"><text:span text:style-name="T4"><text:s text:c="24"/></text:span><text:span text:style-name="T5">// https://stackoverflow.com/questions/18143661/what-is-the-difference-between-packaged-task-and-async</text:span></text:p>
            <text:p text:style-name="P7"><text:s text:c="16"/>message_queue.pop_front();</text:p>
            <text:p text:style-name="P9"><text:span text:style-name="T4"><text:s text:c="16"/>std</text:span><text:span text:style-name="T10">::</text:span><text:span text:style-name="T4">cout </text:span><text:span text:style-name="T10">&lt;&lt;</text:span><text:span text:style-name="T4"> </text:span><text:span text:style-name="T17">"Processed message!"</text:span><text:span text:style-name="T4"> </text:span><text:span text:style-name="T10">&lt;&lt;</text:span><text:span text:style-name="T4"> std</text:span><text:span text:style-name="T10">::</text:span><text:span text:style-name="T4">endl;</text:span></text:p>
            <text:p text:style-name="P7"><text:s text:c="12"/>}</text:p>
            <text:p text:style-name="P7"><text:s text:c="8"/>}</text:p>
            <text:p text:style-name="P7"/>
            <text:p text:style-name="P9"><text:span text:style-name="T4"><text:s text:c="8"/>std</text:span><text:span text:style-name="T10">::</text:span><text:span text:style-name="T4">this_thread</text:span><text:span text:style-name="T10">::</text:span><text:span text:style-name="T4">sleep_for(std</text:span><text:span text:style-name="T10">::</text:span><text:span text:style-name="T4">chrono</text:span><text:span text:style-name="T10">::</text:span><text:span text:style-name="T4">milliseconds(</text:span><text:span text:style-name="T10">10</text:span><text:span text:style-name="T4">));</text:span></text:p>
            <text:p text:style-name="P7"><text:s text:c="8"/></text:p>
            <text:p text:style-name="P7"><text:s text:c="4"/>}</text:p>
            <text:p text:style-name="P7">}</text:p>
            <text:p text:style-name="P7"/>
            <text:p text:style-name="P9"><text:span text:style-name="T15">int</text:span><text:span text:style-name="T4"> </text:span><text:span text:style-name="T12">main</text:span><text:span text:style-name="T4">()</text:span></text:p>
            <text:p text:style-name="P7">{</text:p>
            <text:p text:style-name="P9"><text:span text:style-name="T4"><text:s text:c="4"/></text:span><text:span text:style-name="T5">// Register signals </text:span></text:p>
            <text:p text:style-name="P7"><text:s text:c="4"/>signal(SIGINT, termination_handler); </text:p>
            <text:p text:style-name="P7"><text:s text:c="4"/>signal(SIGTERM, termination_handler);</text:p>
            <text:p text:style-name="P7"/>
            <text:p text:style-name="P9"><text:span text:style-name="T4"><text:s text:c="4"/></text:span><text:span text:style-name="T5">// post();</text:span></text:p>
            <text:p text:style-name="P9"><text:span text:style-name="T4"><text:s text:c="4"/>std</text:span><text:span text:style-name="T10">::</text:span><text:span text:style-name="T7">thread</text:span><text:span text:style-name="T4"> t1(</text:span><text:span text:style-name="T10">&amp;</text:span><text:span text:style-name="T4">post);</text:span></text:p>
            <text:p text:style-name="P9"><text:span text:style-name="T4"><text:s text:c="4"/>std</text:span><text:span text:style-name="T10">::</text:span><text:span text:style-name="T7">thread</text:span><text:span text:style-name="T4"> t2(</text:span><text:span text:style-name="T10">&amp;</text:span><text:span text:style-name="T4">proccess);</text:span></text:p>
            <text:p text:style-name="P7"><text:s text:c="4"/>t1.join();</text:p>
            <text:p text:style-name="P7"><text:s text:c="4"/>t2.join();</text:p>
            <text:p text:style-name="P7"/>
            <text:p text:style-name="P9"><text:span text:style-name="T4"><text:s text:c="4"/></text:span><text:span text:style-name="T7">return</text:span><text:span text:style-name="T4"> </text:span><text:span text:style-name="T10">0</text:span><text:span text:style-name="T4">;</text:span></text:p>
            <text:p text:style-name="P5">}</text:p>
          </table:table-cell>
        </table:table-row>
      </table:table>
      <text:h text:style-name="P31" text:outline-level="1"><text:bookmark-start text:name="__RefHeading___Toc50_2173275431"/>Questão <text:span text:style-name="T3">3</text:span><text:bookmark-end text:name="__RefHeading___Toc50_2173275431"/></text:h>
      <text:p text:style-name="Question">Quando lidamos com variaveis de condição, o mutex protege duas entidades. Quais são elas?</text:p>
      <text:h text:style-name="P29" text:outline-level="1"><text:bookmark-start text:name="__RefHeading___Toc52_2173275431"/><text:soft-page-break/>Questão <text:span text:style-name="T3">4</text:span><text:bookmark-end text:name="__RefHeading___Toc52_2173275431"/></text:h>
      <text:p text:style-name="Question">Por quê std::condition_variable::wait( ) recebe uma função de condição como parâmetro?</text:p>
      <text:p text:style-name="P32">Porque, em certos sistemas, a forma como o mecanismo de <text:span text:style-name="T19">wake up</text:span> é implementada permite a ocorrência de <text:span text:style-name="T19">spurious wake up</text:span><text:span text:style-name="T20">, onde a thread pode ser acordada por um motivo qualquer, e não só ao ser notificada.</text:span></text:p>
      <text:h text:style-name="P29" text:outline-level="1"><text:bookmark-start text:name="__RefHeading___Toc54_2173275431"/>Questão <text:span text:style-name="T3">5</text:span><text:bookmark-end text:name="__RefHeading___Toc54_2173275431"/></text:h>
      <text:p text:style-name="P12">Reimplemente o exemplo produtor/consumidor mostrado nos slides, substituindo o bool ready por um std: :atomic&lt;bool&gt;. (Apenas o sincronismo é relevante, não se preocupe as partes // . . .)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main.<text:span text:style-name="T1">cpp</text:span></text:p>
          </table:table-cell>
        </table:table-row>
        <table:table-row>
          <table:table-cell table:style-name="Table4.A2" office:value-type="string">
            <text:p text:style-name="P27"><text:span text:style-name="T4">std</text:span><text:span text:style-name="T10">::</text:span><text:span text:style-name="T4">queue</text:span><text:span text:style-name="T10">&lt;</text:span><text:span text:style-name="T15">int</text:span><text:span text:style-name="T10">&gt;</text:span><text:span text:style-name="T4"> q;</text:span></text:p>
            <text:p text:style-name="P25"><text:span text:style-name="T4">std</text:span><text:span text:style-name="T10">::</text:span><text:span text:style-name="T4">atomic</text:span><text:span text:style-name="T10">&lt;</text:span><text:span text:style-name="T15">bool</text:span><text:span text:style-name="T10">&gt;</text:span><text:span text:style-name="T4"> done(</text:span><text:span text:style-name="T9">false</text:span><text:span text:style-name="T4">);</text:span></text:p>
            <text:p text:style-name="P24"/>
            <text:p text:style-name="P25"><text:span text:style-name="T15">void</text:span><text:span text:style-name="T4"> </text:span><text:span text:style-name="T12">writer</text:span><text:span text:style-name="T4">()</text:span></text:p>
            <text:p text:style-name="P25"><text:span text:style-name="T4">{</text:span></text:p>
            <text:p text:style-name="P25"><text:span text:style-name="T4"><text:s text:c="4"/></text:span><text:span text:style-name="T5">// ...</text:span></text:p>
            <text:p text:style-name="P25"><text:span text:style-name="T4"><text:s text:c="4"/>q.push(</text:span><text:span text:style-name="T10">10</text:span><text:span text:style-name="T4">);</text:span></text:p>
            <text:p text:style-name="P25"><text:span text:style-name="T4"><text:s text:c="4"/>done </text:span><text:span text:style-name="T10">=</text:span><text:span text:style-name="T4"> </text:span><text:span text:style-name="T9">true</text:span><text:span text:style-name="T4">;</text:span></text:p>
            <text:p text:style-name="P25"><text:span text:style-name="T4">}</text:span></text:p>
            <text:p text:style-name="P24"/>
            <text:p text:style-name="P25"><text:span text:style-name="T15">void</text:span><text:span text:style-name="T4"> </text:span><text:span text:style-name="T12">reader</text:span><text:span text:style-name="T4">(){</text:span></text:p>
            <text:p text:style-name="P25"><text:span text:style-name="T4"><text:s text:c="4"/></text:span><text:span text:style-name="T7">while</text:span><text:span text:style-name="T4">(</text:span><text:span text:style-name="T10">!</text:span><text:span text:style-name="T4">done){</text:span></text:p>
            <text:p text:style-name="P25"><text:span text:style-name="T4"><text:s text:c="8"/></text:span><text:span text:style-name="T5">// ...</text:span></text:p>
            <text:p text:style-name="P25"><text:span text:style-name="T4"><text:s text:c="4"/>}</text:span></text:p>
            <text:p text:style-name="P25"><text:span text:style-name="T4"><text:s text:c="4"/></text:span><text:span text:style-name="T15">int</text:span><text:span text:style-name="T4"> v </text:span><text:span text:style-name="T10">=</text:span><text:span text:style-name="T4"> q.front();</text:span></text:p>
            <text:p text:style-name="P25"><text:span text:style-name="T4"><text:s text:c="4"/>q.pop();</text:span></text:p>
            <text:p text:style-name="P20">}</text:p>
          </table:table-cell>
        </table:table-row>
      </table:table>
      <text:p text:style-name="P28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6-02T02:05:09.855712580</dc:date>
    <meta:editing-duration>PT12H43M38S</meta:editing-duration>
    <meta:editing-cycles>107</meta:editing-cycles>
    <meta:generator>LibreOffice/5.3.2.2$Linux_X86_64 LibreOffice_project/30m0$Build-2</meta:generator>
    <meta:document-statistic meta:table-count="3" meta:image-count="0" meta:object-count="0" meta:page-count="4" meta:paragraph-count="170" meta:word-count="765" meta:character-count="5937" meta:non-whitespace-character-count="4719"/>
  </office:meta>
</office:document-meta>
</file>